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9.65cm" fo:min-width="11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2.4cm" fo:min-width="2.15cm" fo:padding-top="0.175cm" fo:padding-bottom="0.175cm" fo:padding-left="0.3cm" fo:padding-right="0.3cm"/>
    </style:style>
    <style:style style:name="gr3" style:family="graphic" style:parent-style-name="measure" style:list-style-name="L1">
      <style:graphic-properties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20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5.5cm" svg:x="8.25cm" svg:y="10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measure draw:style-name="gr3" draw:text-style-name="P2" draw:layer="measurelines" svg:x1="5cm" svg:y1="3.1cm" svg:x2="17cm" svg:y2="3.1cm">
          <text:p text:style-name="P2"><text:measure text:kind="gap"/><text:measure text:kind="value">1.2</text:measure> <text:measure text:kind="unit">m</text:measure><text:measure text:kind="gap"/></text:p>
        </draw:measure>
        <draw:measure draw:style-name="gr4" draw:text-style-name="P3" draw:layer="measurelines" svg:x1="17cm" svg:y1="3cm" svg:x2="17.1cm" svg:y2="23cm">
          <text:p text:style-name="P2"><text:measure text:kind="gap"/><text:measure text:kind="value">2</text:measure> <text:measure text:kind="unit">m</text:measure><text:measure text:kind="gap"/></text:p>
        </draw:measure>
        <draw:measure draw:style-name="gr5" draw:text-style-name="P2" draw:layer="measurelines" svg:x1="10.864cm" svg:y1="10.307cm" svg:x2="13.693cm" svg:y2="13.135cm">
          <text:p text:style-name="P2"><text:measure text:kind="gap"/><text:measure text:kind="value">0.4</text:measure> <text:measure text:kind="unit">m</text:measure><text:measure text:kind="gap"/></text:p>
        </draw:measure>
        <draw:measure draw:style-name="gr4" draw:text-style-name="P3" draw:layer="measurelines" svg:x1="5cm" svg:y1="12.8cm" svg:x2="8.2cm" svg:y2="12.8cm">
          <text:p text:style-name="P2"><text:measure text:kind="gap"/><text:measure text:kind="value">0.32</text:measure> <text:measure text:kind="unit">m</text:measure><text:measure text:kind="gap"/></text:p>
        </draw:measure>
        <draw:measure draw:style-name="gr4" draw:text-style-name="P3" draw:layer="measurelines" svg:x1="11cm" svg:y1="15.8cm" svg:x2="11cm" svg:y2="23cm">
          <text:p text:style-name="P2"><text:measure text:kind="gap"/><text:measure text:kind="value">0.72</text:measure> <text:measure text:kind="unit">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5-09-22T20:41:47.311957838</meta:creation-date>
    <dc:date>2015-09-22T20:49:02.089631489</dc:date>
    <dc:creator>Stefan </dc:creator>
    <meta:editing-duration>PT7M14S</meta:editing-duration>
    <meta:editing-cycles>2</meta:editing-cycles>
    <meta:generator>LibreOffice/4.4.3.2$Linux_X86_64 LibreOffice_project/40m0$Build-2</meta:generator>
    <meta:document-statistic meta:object-count="7"/>
  </office:meta>
</office:document-meta>
</file>